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fo:padding="0.049cm" fo:border="0.06pt solid #000000" style:shadow="#808080 0.176cm -0.176cm"/>
      <style:text-properties fo:font-weight="bold" officeooo:rsid="0011d0db" officeooo:paragraph-rsid="0011d0db" style:font-weight-asian="bold" style:font-weight-complex="bold"/>
    </style:style>
    <style:style style:name="T1" style:family="text">
      <style:text-properties fo:font-weight="bold" officeooo:rsid="000b0874" style:font-weight-asian="bold" style:font-weight-complex="bold"/>
    </style:style>
    <style:style style:name="T2" style:family="text">
      <style:text-properties fo:font-weight="bold" officeooo:rsid="000e470f" style:font-weight-asian="bold" style:font-weight-complex="bold"/>
    </style:style>
    <style:style style:name="T3" style:family="text">
      <style:text-properties officeooo:rsid="000b0874"/>
    </style:style>
    <style:style style:name="T4" style:family="text">
      <style:text-properties officeooo:rsid="0011d0db"/>
    </style:style>
    <style:style style:name="T5" style:family="text">
      <style:text-properties officeooo:rsid="001362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punition / croix gammée</text:p>
      <text:p text:style-name="P3"/>
      <text:p text:style-name="Text_20_body"/>
      <text:p text:style-name="Text_20_body"><text:tab/><text:span text:style-name="T3">Madame, Monsieur,</text:span></text:p>
      <text:p text:style-name="P2"><text:tab/><text:span text:style-name="T3">votre enfant a besoin de repères culturels et historiques ; le collège est obligé d</text:span><text:span text:style-name="T4">e lui </text:span><text:span text:style-name="T3">infliger une punition suite à un incident </text:span><text:span text:style-name="T5">au collège</text:span><text:span text:style-name="T3"> qu’il vous racontera. </text:span><text:span text:style-name="T1">C’est le principal en personne qui a demandé que le texte suivant soit recopié 10 fois et que cette punition soit signée par les parents puis </text:span><text:span text:style-name="T2">par </text:span><text:span text:style-name="T1">le principal.</text:span></text:p>
      <text:p text:style-name="Text_20_body"><text:span text:style-name="T1"/></text:p>
      <text:p text:style-name="P1">****************************************************************</text:p>
      <text:p text:style-name="P2"/>
      <text:p text:style-name="P2"><text:tab/>Le svastika est un symbole que l'on retrouve en Europe, en Afrique, en Océanie, aux Amériques <text:span text:style-name="T3">e</text:span>t en Asie jusqu'en Extrême-Orient. </text:p>
      <text:p text:style-name="P2"><text:tab/>Il apparaît à l'époque néolithique. On peut le décrire comme une croix composée de quatre potences prenant chacune la forme d'un gamma grec en capitale (Γ), d'où le nom de croix gammée qui lui est souvent donné. </text:p>
      <text:p text:style-name="P2"><text:tab/>Le symbole est actuellement utilisé en Asie et particulièrement en Inde. Dans l'hindouisme, il possède de nombreuses significations sacrées et il représente notamment le dieu Ganesh. Il est toujours un symbole omniprésent chez les bouddhistes. En Chine, il symbolise l'éternité. Il est aussi fréquemment visible dans les temples statuaires.</text:p>
      <text:p text:style-name="P2"><text:tab/>Adolf Hitler s'est servi du svastika comme symbole de l'aryanisme. Le drapeau nazi comprend un svastika dextrogyre incliné à 45 degrés de couleur noire sur un disque blanc exactement au centre d'un drapeau rouge. Il est alors appelé croix gammée nazie. Après la Seconde Guerre mondiale, en raison de l'importance et de l'extrême violence des crimes perpétrés par les nazis, les représentations de la croix gammée sont évitées comme motif de décoration en Europe. L'utilisation de la croix gammée nazie est d'ailleurs réprimée par la loi dans plusieurs pays europée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1T12:00:10.884000000</meta:creation-date>
    <dc:date>2021-06-11T12:42:37.955000000</dc:date>
    <meta:editing-duration>PT42M25S</meta:editing-duration>
    <meta:editing-cycles>5</meta:editing-cycles>
    <meta:generator>LibreOffice/7.0.0.3$Windows_X86_64 LibreOffice_project/8061b3e9204bef6b321a21033174034a5e2ea88e</meta:generator>
    <meta:print-date>2021-06-11T12:40:35.937000000</meta:print-date>
    <meta:document-statistic meta:table-count="0" meta:image-count="0" meta:object-count="0" meta:page-count="1" meta:paragraph-count="8" meta:word-count="261" meta:character-count="1683" meta:non-whitespace-character-count="1421"/>
  </office:meta>
</office:document-meta>
</file>